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05d8" officeooo:paragraph-rsid="001c05d8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ed1d" officeooo:paragraph-rsid="001ced1d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eb4cb" style:font-style-asian="normal" style:font-weight-asian="normal"/>
    </style:style>
    <style:style style:name="T4" style:family="text">
      <style:text-properties officeooo:rsid="001a4b2e"/>
    </style:style>
    <style:style style:name="T5" style:family="text">
      <style:text-properties officeooo:rsid="001eb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4">1st</text:span> of <text:span text:style-name="T4">March</text:span> 202<text:span text:style-name="T4">2</text:span> under the <text:span text:style-name="T4">8th</text:span> PA Meeting.</text:p>
      <text:p text:style-name="P1"/>
      <text:p text:style-name="P1">The Assembly, recognising the current situation,</text:p>
      <text:p text:style-name="P1"/>
      <text:p text:style-name="P3">Constitutes the need to incentivize activism for the server: <text:span text:style-name="T5">t</text:span>he link to the minecraft server promotion (<text:a xlink:type="simple" xlink:href="https://minecraftservers.org/server/630351" text:style-name="Internet_20_link" text:visited-style-name="Visited_20_Internet_20_Link">https://minecraftservers.org/server/630351</text:a>) is to be easily accessible and people are to be reminded to vote on it</text:p>
      <text:p text:style-name="P1"/>
      <text:p text:style-name="P1">And proceeds.</text:p>
      <text:p text:style-name="P1"/>
      <text:p text:style-name="P1">Signed by,</text:p>
      <text:p text:style-name="P2">FVerndari</text:p>
      <text:p text:style-name="P2">MrBased</text:p>
      <text:p text:style-name="P2">Comradedoggo_22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8-2</text:span><text:span text:style-name="T3">B</text:span><text:span text:style-name="T2">: To incentivize activism for the server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3T11:02:41.053857691</dc:date>
    <meta:editing-duration>PT6M21S</meta:editing-duration>
    <meta:editing-cycles>9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10" meta:word-count="69" meta:character-count="470" meta:non-whitespace-character-count="411"/>
  </office:meta>
</office:document-meta>
</file>